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USIYUPANQUI HUAMAN LEONAR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34107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USIYUPANQUI HUAMAN DE ZEGARRA, LEONAR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34107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0:35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